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10245d" officeooo:paragraph-rsid="0010245d" style:font-weight-asian="bold" style:font-weight-complex="bold"/>
    </style:style>
    <style:style style:name="P2" style:family="paragraph" style:parent-style-name="Standard">
      <style:paragraph-properties fo:text-align="center" style:justify-single-word="false"/>
      <style:text-properties style:font-name="Times New Roman" fo:font-weight="normal" officeooo:rsid="0010245d" officeooo:paragraph-rsid="0010245d" style:font-weight-asian="normal" style:font-weight-complex="normal"/>
    </style:style>
    <style:style style:name="P3" style:family="paragraph" style:parent-style-name="Standard">
      <style:paragraph-properties fo:text-align="start" style:justify-single-word="false"/>
      <style:text-properties style:font-name="Times New Roman" fo:font-weight="normal" officeooo:rsid="0010245d" officeooo:paragraph-rsid="0010245d" style:font-weight-asian="normal" style:font-weight-complex="normal"/>
    </style:style>
    <style:style style:name="P4" style:family="paragraph" style:parent-style-name="Standard">
      <style:paragraph-properties fo:line-height="200%" fo:text-align="start" style:justify-single-word="false"/>
      <style:text-properties style:font-name="Times New Roman" fo:font-weight="normal" officeooo:rsid="0010245d" officeooo:paragraph-rsid="0010245d" style:font-weight-asian="normal" style:font-weight-complex="normal"/>
    </style:style>
    <style:style style:name="P5" style:family="paragraph" style:parent-style-name="Standard">
      <style:paragraph-properties fo:line-height="200%" fo:text-align="start" style:justify-single-word="false"/>
      <style:text-properties style:font-name="Times New Roman" fo:font-weight="normal" officeooo:rsid="0010245d" officeooo:paragraph-rsid="001242ea" style:font-weight-asian="normal" style:font-weight-complex="normal"/>
    </style:style>
    <style:style style:name="T1" style:family="text">
      <style:text-properties officeooo:rsid="0011f9dd"/>
    </style:style>
    <style:style style:name="T2" style:family="text">
      <style:text-properties officeooo:rsid="001242ea"/>
    </style:style>
    <style:style style:name="T3" style:family="text">
      <style:text-properties officeooo:rsid="001349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print Review and Retrospective</text:p>
      <text:p text:style-name="P1"/>
      <text:p text:style-name="P1"/>
      <text:p text:style-name="P1"/>
      <text:p text:style-name="P1"/>
      <text:p text:style-name="P1"/>
      <text:p text:style-name="P2">Blake Hardrick</text:p>
      <text:p text:style-name="P2"/>
      <text:p text:style-name="P2">Southern New Hampshire University</text:p>
      <text:p text:style-name="P2"/>
      <text:p text:style-name="P2">CS250: Software Development Lifecycle</text:p>
      <text:p text:style-name="P2"/>
      <text:p text:style-name="P2">Derek Jaco<text:span text:style-name="T2">b</text:span>s</text:p>
      <text:p text:style-name="P2"/>
      <text:p text:style-name="P2">8/18/2024</text:p>
      <text:p text:style-name="P2"/>
      <text:p text:style-name="P2"/>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text:tab/><text:span text:style-name="T1">It has been quite the sprint and development </text:span><text:span text:style-name="T2">has progressed</text:span><text:span text:style-name="T1"> nicely </text:span><text:span text:style-name="T2">on SNHU Travel</text:span><text:span text:style-name="T1">. Each team member has contributed their best effort to this project. The Product Owner has been of great help in communicating expectations and maintaining a good relationship with our clients. Our developers have been working efficiently and have developed code up to standard. Our testers have created a batch of test cases to make sure our product maintains the high quality we promise the consumer. You all have been collaborative and passionate during our scrum meetings and I appreciate you all.</text:span></text:p>
      <text:p text:style-name="P4"><text:tab/><text:span text:style-name="T2">Using the Agile approach, w</text:span><text:span text:style-name="T1">hen we received our user stories, we organize</text:span><text:span text:style-name="T2">d</text:span><text:span text:style-name="T1"> them in our backlog during our scrum meetings. </text:span><text:span text:style-name="T2">When a user story came in for sorting destinations based on distance, the product owner created and documented a new user story. </text:span><text:span text:style-name="T1">Everyone was able to have a say on what priority </text:span><text:span text:style-name="T2">the</text:span><text:span text:style-name="T1"> task should have and how long </text:span><text:span text:style-name="T2">it</text:span><text:span text:style-name="T1"> was estimated to take. </text:span><text:span text:style-name="T3">We did this for all our user stories. </text:span><text:span text:style-name="T2">Once we had our backlog setup, we were able to effectively work on it throughout the sprint. Each person knew which task they were assigned and they implemented everything based on what the user requested. </text:span></text:p>
      <text:p text:style-name="P5"><text:tab/><text:span text:style-name="T2">When interruptions occurred during development, we were able to take them in stride. For example, when the user requested a change in the UI, we were able to accommodate this without much hassle. During the next scrum meeting, we analyzed the new requirements and decided where to go with the project next. Interruptions and changes are encouraged with the Agile framework. It allows our team to be flexible and to better accommodate the changing needs of the end user. When using the Waterfall approach this was almost not possible because all of our plans were already set and it would be too late into development to try and implement new features or change existing ones.</text:span></text:p>
      <text:p text:style-name="P4"><text:tab/><text:span text:style-name="T2">Communication is best when it happens consistently. This is another facet of development that suffered when using the waterfall method. A lot of communication and planning happened initially, but after that many of our developers were left on their own. Instead with the Agile method, we consistently have meetings with not only just developers, but testers and the Product Owner as well. </text:span><text:soft-page-break/><text:span text:style-name="T2">That way user stories are effectively communicated to the team, and the test results are given to developers so they can see how progress is going. Communication of tests also help to ensure that any bugs in the code are caught early, so they don’t develop into more serious issues or make their way into release builds.</text:span></text:p>
      <text:p text:style-name="P4"><text:tab/><text:span text:style-name="T2">Utilizing the latest technology for both communication and organization was essential. While scrum meetings are amazing and effective, throughout the sprint questions were raised or people may have lost track of goals. That is what we used Azure Boards for. Everyone was able to check on progress and review goals for the sprint whenever they needed to. They could ask pressing questions and communicate with one another all on one platform.</text:span></text:p>
      <text:p text:style-name="P4"><text:tab/><text:span text:style-name="T3">The Agile approach has both benefits and drawbacks. I believe that the pros outweighed the cons and the Agile approach was the best approach we could have taken for a number of reasons. First, the flexibility that Agile provided would be impossible with the waterfall method. We are able to deliver more to the user because of this flexibility. Also, it takes less time in the planning phase and we can start development more quickly. One drawback to Agile can be that without enough initial planning, the project may grow in scope and completely change into something it wasn’t initially designed to be. Regardless, development went well and the Agile method was the best choice for this project.</text:span></text:p>
      <text:p text:style-name="P4"><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8-18T14:00:36.500000000</meta:creation-date>
    <dc:date>2024-08-18T15:16:04.169000000</dc:date>
    <meta:editing-duration>PT12M16S</meta:editing-duration>
    <meta:editing-cycles>2</meta:editing-cycles>
    <meta:generator>LibreOffice/7.1.4.2$Windows_X86_64 LibreOffice_project/a529a4fab45b75fefc5b6226684193eb000654f6</meta:generator>
    <meta:document-statistic meta:table-count="0" meta:image-count="0" meta:object-count="0" meta:page-count="3" meta:paragraph-count="14" meta:word-count="642" meta:character-count="3852" meta:non-whitespace-character-count="3213"/>
  </office:meta>
</office:document-meta>
</file>